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Standard" style:master-page-name="Index">
      <style:paragraph-properties style:page-number="auto"/>
    </style:style>
    <style:style style:name="P21" style:family="paragraph" style:parent-style-name="Standard" style:list-style-name="L3"/>
    <style:style style:name="P22"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3"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4" style:family="paragraph" style:parent-style-name="List">
      <style:text-properties fo:color="#000000" style:font-name="Optima1" fo:font-size="10pt" style:font-name-asian="Tahoma4" style:font-size-asian="10pt" style:font-name-complex="Tahoma4" style:font-size-complex="10pt"/>
    </style:style>
    <style:style style:name="P25" style:family="paragraph" style:parent-style-name="Text_20_body" style:list-style-name="L2"/>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able_20_Contents">
      <style:text-properties fo:font-weight="bold" style:font-weight-asian="bold" style:font-weight-complex="bold"/>
    </style:style>
    <style:style style:name="P31" style:family="paragraph" style:parent-style-name="Heading_20_1" style:master-page-name="Standard">
      <style:paragraph-properties style:page-number="auto"/>
    </style:style>
    <style:style style:name="P32"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fo:color="#000000" style:font-name="Optima1" fo:font-size="10pt" style:font-name-asian="Tahoma4" style:font-size-asian="10pt" style:font-name-complex="Tahoma4" style:font-size-complex="10pt"/>
    </style:style>
    <style:style style:name="T7"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fo:background-color="transparent"/>
    </style:style>
    <style:style style:name="T11" style:family="text">
      <style:text-properties style:text-underline-style="none"/>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text:p>
      <text:p text:style-name="P6">Administration Guide</text:p>
      <text:p text:style-name="P3"/>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 – January 2009</text:p>
      <text:p text:style-name="P32">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7.5 <text:s text:c="2"/><text:tab/>4</text:p>
          <text:p text:style-name="Contents_20_2">Bugs fixed in 1.7.5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3</text:p>
          <text:p text:style-name="Contents_20_2">Introduction <text:s text:c="2"/><text:tab/>13</text:p>
          <text:p text:style-name="Contents_20_2">Supported Switches <text:s text:c="2"/><text:tab/>15</text:p>
          <text:p text:style-name="Contents_20_2">Switch Configuration <text:s text:c="2"/><text:tab/>16</text:p>
          <text:p text:style-name="Contents_20_1">Chapter 6<text:tab/>Blocking malicious activities with violations <text:s text:c="2"/><text:tab/>28</text:p>
          <text:p text:style-name="Contents_20_1">Chapter 7<text:tab/>Integration with wireless networks <text:s text:c="2"/><text:tab/>31</text:p>
          <text:p text:style-name="Contents_20_1">Chapter 8<text:tab/>Performance optimization <text:s text:c="2"/><text:tab/>35</text:p>
          <text:p text:style-name="Contents_20_2">Logging <text:s text:c="2"/><text:tab/>35</text:p>
          <text:p text:style-name="Contents_20_2">Snort signatures <text:s text:c="2"/><text:tab/>35</text:p>
          <text:p text:style-name="Contents_20_2">MySQL tuning <text:s text:c="2"/><text:tab/>35</text:p>
          <text:p text:style-name="Contents_20_1">Chapter 9<text:tab/>High availability <text:s text:c="2"/><text:tab/>40</text:p>
          <text:p text:style-name="Contents_20_2">Database <text:s text:c="2"/><text:tab/>40</text:p>
          <text:p text:style-name="Contents_20_2">Service startup using Heartbeat <text:s text:c="2"/><text:tab/>40</text:p>
          <text:p text:style-name="Contents_20_1">Chapter 10<text:tab/>Frequently Asked Questions <text:s text:c="2"/><text:tab/>41</text:p>
          <text:p text:style-name="Contents_20_2">Services <text:s text:c="2"/><text:tab/>41</text:p>
          <text:p text:style-name="Contents_20_2"><text:soft-page-break/>Web interface <text:s text:c="2"/><text:tab/>41</text:p>
          <text:p text:style-name="Contents_20_2">Switches <text:s text:c="2"/><text:tab/>42</text:p>
          <text:p text:style-name="Contents_20_1">Chapter 11<text:tab/>Additional Software <text:s text:c="2"/><text:tab/>44</text:p>
          <text:p text:style-name="Contents_20_2">Nessus <text:s text:c="2"/><text:tab/>44</text:p>
          <text:p text:style-name="Contents_20_2">Snort <text:s text:c="2"/><text:tab/>44</text:p>
          <text:p text:style-name="Contents_20_2">Oinkmaster <text:s text:c="2"/><text:tab/>44</text:p>
          <text:p text:style-name="Contents_20_1">Chapter 12<text:tab/>Appendix A: Database Schema <text:s text:c="2"/><text:tab/>45</text:p>
          <text:p text:style-name="Contents_20_1">Chapter 13<text:tab/>Appendix B: Configuration parameter reference <text:s text:c="2"/><text:tab/>46</text:p>
          <text:p text:style-name="Contents_20_1">Chapter 14<text:tab/>Additional Information <text:s text:c="2"/><text:tab/>68</text:p>
          <text:p text:style-name="Contents_20_1">Chapter 15<text:tab/>Commercial Support and Contact Information <text:s text:c="2"/><text:tab/>69</text:p>
          <text:p text:style-name="Contents_20_1">Chapter 16<text:tab/>GNU Free Documentation License <text:s text:c="2"/><text:tab/>70</text:p>
        </text:index-body>
      </text:table-of-content>
      <text:p text:style-name="Standard"/>
      <text:list xml:id="list1642810730" text:style-name="Outline">
        <text:list-item>
          <text:h text:style-name="P31"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 of PacketFence.</text:p>
      <text:p text:style-name="Standard">The latest version of this guide is available at <text:a xlink:type="simple" xlink:href="http://prdownloads.sourceforge.net/packetfence/PacketFence_Administration_Guide.pdf?download">http://prdownloads.sourceforge.net/packetfence/PacketFence_Administration_Guide.pdf?download</text:a><text:a xlink:type="simple" xlink:href="http://inverse.ca/uploads/docs/PacketFence_Administration_Guide.pdf">.</text:a></text:p>
      <text:list xml:id="list952174379"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1310943286" text:continue-numbering="true" text:style-name="Outline">
        <text:list-item>
          <text:list>
            <text:list-item>
              <text:h text:style-name="Heading_20_2" text:outline-level="2">New features in 1.8</text:h>
            </text:list-item>
          </text:list>
        </text:list-item>
      </text:list>
      <text:p text:style-name="Standard">See <text:span text:style-name="Code_20__28_inline_29_">/usr/local/pf/CHANGES</text:span> file for a complete list.</text:p>
      <text:p text:style-name="Text_20_body"/>
      <text:p text:style-name="P12">❏<text:tab/>Removed database connection parameters from switches.conf and keep those in pf.conf</text:p>
      <text:p text:style-name="P12">❏<text:tab/>Removed iptables manipulations with VLAN isolation</text:p>
      <text:p text:style-name="P12">❏<text:tab/>Added support for SSH CLI Session on Cisco switches</text:p>
      <text:p text:style-name="P12">❏<text:tab/>Removed mail_xxx parameters from switches.conf and use those from the [alerting] section in pf.conf</text:p>
      <text:p text:style-name="P12">❏<text:tab/>Added a syntax validation of each switch definition in switches.conf</text:p>
      <text:p text:style-name="P12">❏<text:tab/>Added more pages to registration process in order to ease customization</text:p>
      <text:p text:style-name="P12">❏<text:tab/>Unified log management (Log::Log4perl)</text:p>
      <text:p text:style-name="P12">❏<text:tab/>Support for SSH CLI sessions on Cisco switches</text:p>
      <text:p text:style-name="P12">❏<text:tab/>Support for SNMPv3</text:p>
      <text:p text:style-name="P12">❏<text:tab/>Traplog reports</text:p>
      <text:p text:style-name="P12"/>
      <text:p text:style-name="P12"/>
      <text:p text:style-name="Standard"/>
      <text:list xml:id="list1005882459" text:continue-numbering="true" text:style-name="Outline">
        <text:list-item>
          <text:list>
            <text:list-item>
              <text:h text:style-name="Heading_20_2" text:outline-level="2">Bugs fixed in 1.8</text:h>
            </text:list-item>
          </text:list>
        </text:list-item>
      </text:list>
      <text:p text:style-name="Standard">See <text:span text:style-name="Code_20__28_inline_29_">/usr/local/pf/CHANGES</text:span> file for a complete list.</text:p>
      <text:p text:style-name="Text_20_body"/>
      <text:p text:style-name="P12">❏<text:tab/>#384: All log statements do not contain thread and process ID</text:p>
      <text:p text:style-name="P12"><text:soft-page-break/>❏<text:tab/>#142: “Service packetfence status” works only if mysql is running</text:p>
      <text:p text:style-name="P12">❏<text:tab/>#385: The Web interface supports MAC addresses in several different formats: 0a:0a:0a:0a:0a:0a 0a-0a-0a-0a-0a-0a and 0a0a.0a0a.0a0a</text:p>
      <text:p text:style-name="P12">❏<text:tab/>#387: arp.listendevice is not documented !</text:p>
      <text:p text:style-name="P12">❏<text:tab/>#405: arp.listendevice is not defined in pf.conf</text:p>
      <text:p text:style-name="P12">❏<text:tab/>#407: getMacAddr (Cisco.pm) does not work with port-security</text:p>
      <text:p text:style-name="P12">❏<text:tab/>#395: unregistered devices with open violations are not isolated and stay in Registration VLAN</text:p>
      <text:p text:style-name="P12">❏<text:tab/>#510: violation edit and MAC</text:p>
      <text:p text:style-name="P12">❏<text:tab/>#512: compatibility with Config::IniFiles 2.45</text:p>
      <text:p text:style-name="P12">❏<text:tab/>#514: node edit and DHCP fingerprint</text:p>
      <text:p text:style-name="P12">❏<text:tab/>#516: admin GUI and HTML compliance</text:p>
      <text:p text:style-name="P12">❏<text:tab/>#517: readline() on closed filehandle in schedule.pm</text:p>
      <text:p text:style-name="P12">❏<text:tab/>#519: lookup_person.pl =&gt; unquoted string</text:p>
      <text:p text:style-name="P12">❏<text:tab/>#521: lookup_node.pl =&gt; argument isn't numeric</text:p>
      <text:p text:style-name="P12">❏<text:tab/></text:p>
      <text:p text:style-name="P12">❏<text:tab/></text:p>
      <text:p text:style-name="P12"/>
      <text:list xml:id="list2039512106"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6">❏<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6">❏<text:tab/></text:span><text:span text:style-name="T3">D</text:span><text:span text:style-name="T6">etection of abnormal network activities (computer virus, worms, spyware, etc.) including from remote </text:span><text:a xlink:type="simple" xlink:href="http://www.snort.org/"><text:span text:style-name="T7">Snort</text:span></text:a><text:span text:style-name="T6">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6">❏<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6">❏<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6">❏<text:tab/></text:span><text:span text:style-name="T3">Three different trapping mechanisms: ARP, DHCP and VLAN.</text:span></text:p>
      <text:list xml:id="list964901848" text:style-name="L1">
        <text:list-item>
          <text:p text:style-name="P22"><text:s/>ARP allows to much more control over policy violations, but requires that PacketFence has a local interface to all networks (must sit in front of the router).</text:p>
        </text:list-item>
        <text:list-item>
          <text:p text:style-name="P23"><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2"><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6">❏<text:tab/>802.1X support through a </text:span><text:a xlink:type="simple" xlink:href="http://www.freeradius.org/"><text:span text:style-name="T7">FreeRADIUS</text:span></text:a><text:span text:style-name="T6"> module</text:span></text:p>
      <text:p text:style-name="P8"><text:span text:style-name="T6">❏<text:tab/>Wireless integration with </text:span><text:a xlink:type="simple" xlink:href="http://www.freeradius.org/"><text:span text:style-name="T7">FreeRADIUS</text:span></text:a><text:span text:style-name="T6">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1110285005" text:continue-list="list2039512106"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91479482"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061655599"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968322347"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6">❏<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6">❏<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6">❏<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text:span><text:span text:style-name="T9">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2126901940"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3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3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3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Table_20_Contents"/>
          </table:table-cell>
          <table:table-cell table:style-name="Table1.A8" office:value-type="string">
            <text:p text:style-name="Table_20_Contents">Controller 4400</text:p>
          </table:table-cell>
          <table:table-cell table:style-name="Table1.A8" office:value-type="string">
            <text:p text:style-name="Table_20_Contents">Cisco::Controller_4400_4_2_13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
      <text:p text:style-name="P2"/>
      <text:list xml:id="list992410495"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729829046" text:style-name="L2">
        <text:list-item>
          <text:p text:style-name="P25">linkUp/linkDown</text:p>
        </text:list-item>
      </text:list>
      <text:p text:style-name="Text_20_body">Don't forget to update the startup config !</text:p>
      <text:p text:style-name="Text_20_body"/>
      <text:list xml:id="list1101996093" text:continue-list="list992410495"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366172553" text:continue-list="list729829046" text:style-name="L2">
        <text:list-item>
          <text:p text:style-name="P25">linkUp/linkDown</text:p>
        </text:list-item>
        <text:list-item>
          <text:p text:style-name="P25"><text:soft-page-break/>MAC Notification</text:p>
        </text:list-item>
        <text:list-item>
          <text:p text:style-name="P25">Port Security (with static MACs)</text:p>
        </text:list-item>
      </text:list>
      <text:p text:style-name="Text_20_body"><text:span text:style-name="T9">Enable either linkUp/linkDown and MAC notification together or Port Security only (When possible, we recommend Port Security)</text:span><text:span text:style-name="T11">, see below for details.</text:span></text:p>
      <text:p text:style-name="Text_20_body">Don't forget to update the startup config !</text:p>
      <text:p text:style-name="Text_20_body"/>
      <text:list xml:id="list738258846" text:continue-list="list1101996093"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9">no VoIP</text:span>:</text:p>
      <text:p text:style-name="Code">switchport mode access</text:p>
      <text:p text:style-name="Code">switchport access vlan 4</text:p>
      <text:p text:style-name="Code">snmp trap mac-notification added</text:p>
      <text:p text:style-name="List">❏<text:tab/>On each interface with <text:span text:style-name="T9">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text:soft-page-break/>snmp trap mac-notification removed</text:p>
      <text:p text:style-name="Text_20_body"/>
      <text:list xml:id="list920205233"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text:soft-page-break/>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876418214"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
      <text:p text:style-name="List"><text:soft-page-break/>❏<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1534880802" text:continue-list="list366172553" text:style-name="L2">
        <text:list-item>
          <text:p text:style-name="P25">linkUp/linkDown</text:p>
        </text:list-item>
        <text:list-item>
          <text:p text:style-name="P25">MAC Notification</text:p>
        </text:list-item>
      </text:list>
      <text:p text:style-name="Text_20_body"><text:span text:style-name="T9">We recommend to enable linkUp/linkDown and MAC notification together</text:span><text:span text:style-name="T11">.</text:span></text:p>
      <text:p text:style-name="Text_20_body">Don't forget to update the startup config !</text:p>
      <text:p text:style-name="Text_20_body"/>
      <text:list xml:id="list184880680" text:continue-list="list876418214"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
      <text:p text:style-name="Heading_20_3"><text:soft-page-break/>Edge-corE</text:p>
      <text:p text:style-name="Text_20_body">PacketFence supports Edge-corE switches with no VoIP using 1 trap type:</text:p>
      <text:list xml:id="list1045044428" text:continue-list="list1534880802" text:style-name="L2">
        <text:list-item>
          <text:p text:style-name="P25">linkUp/linkDown</text:p>
        </text:list-item>
      </text:list>
      <text:p text:style-name="Text_20_body">Don't forget to update the startup config !</text:p>
      <text:p text:style-name="Heading_20_3"/>
      <text:list xml:id="list957245460" text:continue-list="list184880680"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641255773" text:continue-list="list1045044428" text:style-name="L2">
        <text:list-item>
          <text:p text:style-name="P25">linkUp/linkDown</text:p>
        </text:list-item>
        <text:list-item>
          <text:p text:style-name="P25">MAC Locking (Port Security with static MACs)</text:p>
        </text:list-item>
      </text:list>
      <text:p text:style-name="Text_20_body"><text:span text:style-name="T9">We recommend to enable enable MAC locking only</text:span><text:span text:style-name="T11">.</text:span></text:p>
      <text:p text:style-name="Text_20_body">Don't forget to update the startup config !</text:p>
      <text:p text:style-name="Text_20_body"/>
      <text:list xml:id="list529645395" text:continue-list="list957245460"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set port trap fe.1.xx disable</text:p>
      <text:p text:style-name="Code"><text:soft-page-break/>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1594729827" text:continue-list="list641255773" text:style-name="L2">
        <text:list-item>
          <text:p text:style-name="P25">linkUp/linkDown</text:p>
        </text:list-item>
        <text:list-item>
          <text:p text:style-name="P25">Port Security (with static MACs)</text:p>
        </text:list-item>
      </text:list>
      <text:p text:style-name="Text_20_body"><text:span text:style-name="T9">We recommend to enable enable Port Security only</text:span><text:span text:style-name="T11">.</text:span></text:p>
      <text:p text:style-name="Text_20_body">Don't forget to update the startup config !</text:p>
      <text:p text:style-name="Text_20_body"/>
      <text:list xml:id="list1045097059" text:continue-list="list529645395"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841814677"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down traps are enabled by default so we disable them and enable Port Security only.</text:p>
      <text:p text:style-name="Text_20_body"><text:soft-page-break/>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566797711"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095963562"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ext:soft-page-break/>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
      <text:p text:style-name="Heading_20_3">Linksys</text:p>
      <text:p text:style-name="Text_20_body">PacketFence supports Linksys switches with no VoIP using 1 trap type:</text:p>
      <text:list xml:id="list2056639092" text:continue-list="list1594729827" text:style-name="L2">
        <text:list-item>
          <text:p text:style-name="P25"><text:soft-page-break/>linkUp/linkDown</text:p>
        </text:list-item>
      </text:list>
      <text:p text:style-name="Text_20_body">Don't forget to update the startup config !</text:p>
      <text:p text:style-name="Heading_20_3"/>
      <text:list xml:id="list1200730009" text:continue-list="list1095963562"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1929723281" text:continue-list="list2056639092" text:style-name="L2">
        <text:list-item>
          <text:p text:style-name="P25">Mac Security</text:p>
        </text:list-item>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577956003" text:continue-list="list1200730009"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text:soft-page-break/>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1802299917"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text:soft-page-break/>---- <text:s/>----- <text:s/>--------</text:p>
      <text:p text:style-name="Code"><text:s text:c="3"/>1 <text:s text:c="8"/>Enabled</text:p>
      <text:p text:style-name="Code"><text:s/>...</text:p>
      <text:p text:style-name="Code"><text:s text:c="2"/>24 <text:s text:c="8"/>Enabled</text:p>
      <text:list xml:id="list2162156961"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6">❏<text:tab/></text:span><text:span text:style-name="Code_20__28_inline_29_">[1234]</text:span>: violation ID. Any integer except 1200000-120099 which is reserved for required administration violations.</text:p>
      <text:p text:style-name="List"><text:span text:style-name="T6">❏<text:tab/></text:span><text:span text:style-name="Code_20__28_inline_29_">desc</text:span>: single line description of violation</text:p>
      <text:p text:style-name="List"><text:span text:style-name="T6">❏<text:tab/></text:span><text:span text:style-name="Code_20__28_inline_29_">priority</text:span>: range 1-10, with 1 the higest priority and 10 the lowest. Higher priority violations will be addressed first if a host has more than one.</text:p>
      <text:p text:style-name="List"><text:span text:style-name="T6">❏<text:tab/></text:span><text:span text:style-name="Code_20__28_inline_29_">url</text:span>: HTML URL the host will be redirected to while in violation. </text:p>
      <text:p text:style-name="List"><text:span text:style-name="T6">❏<text:tab/></text:span><text:span text:style-name="T8">disable</text:span>: if disable is set to 'Y', this violation is disabled and no additional violations of this type will be added.</text:p>
      <text:p text:style-name="List"><text:span text:style-name="T6">❏<text:tab/></text:span><text:span text:style-name="T8">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6">❏<text:tab/></text:span><text:span text:style-name="T8">actions</text:span>: this is the list of actions that will be executed on a violation addition. The actions can be:</text:p>
      <text:list xml:id="list1231156312" text:style-name="L3">
        <text:list-item>
          <text:p text:style-name="P21"><text:span text:style-name="T8">log</text:span>: log a message to the file specified in <text:span text:style-name="T8">[alerting].log</text:span></text:p>
        </text:list-item>
        <text:list-item>
          <text:p text:style-name="P21"><text:span text:style-name="T8">email</text:span>: email the address specified in <text:span text:style-name="T8">[alerting].emailaddr</text:span>, using <text:span text:style-name="T8">[alerting].smtpserver</text:span>. Multiple emailaddr can be sperated by comma.</text:p>
        </text:list-item>
        <text:list-item>
          <text:p text:style-name="P21"><text:span text:style-name="T8">trap</text:span>: isolate the host and place them in violation. It opens a violation and leaves it open. If trap is not there, a violation is opened and then automatically closed</text:p>
        </text:list-item>
        <text:list-item>
          <text:p text:style-name="P21"><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21"><text:span text:style-name="T8">external: e</text:span>xecute an external command, specified in <text:span text:style-name="T8">[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0">local.rules,bleeding-attack_response.rules,bleeding-exploit.rules,bleeding-p2p.rules,bleeding-scan.rules,bleeding-virus.rules</text:span></text:p>
      <text:p text:style-name="List"><text:span text:style-name="T6">❏<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6">❏<text:tab/></text:span><text:span text:style-name="T8">auto_enable</text:span>: specifies if a host can self remediate the violation (enable network button) or if they can not and must call the help desk.</text:p>
      <text:p text:style-name="List"><text:span text:style-name="T6">❏<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6">❏<text:tab/></text:span><text:span text:style-name="T8">button_text</text:span>: text displayed on the violation form to hosts.</text:p>
      <text:p text:style-name="List"><text:soft-page-break/><text:span text:style-name="T6">❏<text:tab/></text:span><text:span text:style-name="T8">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818061870" text:continue-list="list2162156961"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312685146" text:style-name="L4">
        <text:list-item>
          <text:p text:style-name="P26">several SSIDs with several VLANs inside each SSID</text:p>
        </text:list-item>
        <text:list-item>
          <text:p text:style-name="P26">authentication against a RADIUS server</text:p>
        </text:list-item>
        <text:list-item>
          <text:p text:style-name="P26">dynamic VLAN assignment (through RADIUS attributes)</text:p>
        </text:list-item>
        <text:list-item>
          <text:p text:style-name="P26">SNMP deauthentication traps</text:p>
        </text:list-item>
        <text:list-item>
          <text:p text:style-name="P26">the deauthentication of an associated station</text:p>
        </text:list-item>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oft-page-break/><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oft-page-break/><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oft-page-break/><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2139833873" text:continue-list="list818061870"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Bleeding Snort ruleset as the basis of it's Snort-based detection. The ruleset consists of several hundred rules, most of which you may decide you do not need. We recommend using a tool such as Oinkmaster to keep your rules slim and trim. I sample oinkmaster.conf file is included with PacketFence.</text:p>
      <text:list xml:id="list1443560079"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
      <text:list xml:id="list808296824"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227462923" text:continue-numbering="true" text:style-name="Outline">
        <text:list-item>
          <text:list>
            <text:list-item>
              <text:h text:style-name="Heading_20_2" text:outline-level="2">Database</text:h>
            </text:list-item>
          </text:list>
        </text:list-item>
      </text:list>
      <text:list xml:id="list1827736467" text:style-name="L5">
        <text:list-item>
          <text:list>
            <text:list-item>
              <text:p text:style-name="P27">A local MySQL database server on each PacketFence box and replication of the database partition using drbd</text:p>
              <text:list>
                <text:list-item>
                  <text:p text:style-name="P27">You have to make sure that only one database server is running at each time (don't double-mount the partition)</text:p>
                </text:list-item>
                <text:list-item>
                  <text:p text:style-name="P27">You have to authorize the necessary ports for DRBD using conf/iptables.pre</text:p>
                </text:list-item>
              </text:list>
            </text:list-item>
            <text:list-item>
              <text:p text:style-name="P27">A remote MySQL database server with its own high availability setup</text:p>
            </text:list-item>
          </text:list>
        </text:list-item>
      </text:list>
      <text:list xml:id="list258243009" text:continue-list="list1227462923"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1390094553"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2008849435"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434202388" text:style-name="L6">
        <text:list-item>
          <text:list>
            <text:list-item>
              <text:p text:style-name="P28">Identifier</text:p>
            </text:list-item>
            <text:list-item>
              <text:p text:style-name="P28">Notes</text:p>
            </text:list-item>
          </text:list>
        </text:list-item>
      </text:list>
      <text:p text:style-name="Text_20_body"><text:soft-page-break/>Click on the Add button to save it</text:p>
      <text:list xml:id="list1158848788" text:continue-list="list2008849435"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911074464" text:style-name="L7">
        <text:list-item>
          <text:p text:style-name="P29">ip: switch IP address </text:p>
        </text:list-item>
        <text:list-item>
          <text:p text:style-name="P29">mode </text:p>
          <text:list>
            <text:list-item>
              <text:p text:style-name="P29">testing: pfsetvlan writes in the log files what it would normally do, but it doesn't react on the traps, it does not change any VLAN.</text:p>
            </text:list-item>
            <text:list-item>
              <text:p text:style-name="P29">registration: pfsetvlan automatically register all MAC addresses seen on the switch ports. As in testing mode, no VLAN changes are done.</text:p>
            </text:list-item>
            <text:list-item>
              <text:p text:style-name="P29">production: this is the regular working mode; pfsetvlan sends the SNMP writes to change the VLAN on the switch ports.</text:p>
            </text:list-item>
          </text:list>
        </text:list-item>
        <text:list-item>
          <text:p text:style-name="P29">uplink: list of ports that are NOT managed by PacketFence. All uplink ports must be defined here! </text:p>
          <text:list>
            <text:list-item>
              <text:p text:style-name="P29">Dynamic (defaut): PF queries the switch using CDP (Cisco only !!) to get the uplinks</text:p>
            </text:list-item>
            <text:list-item>
              <text:p text:style-name="P29">1,2,10001,10002,... : uplink list <text:s/>if a hub is plugged in a port, this port must be declared as uplink !!! </text:p>
            </text:list-item>
          </text:list>
        </text:list-item>
        <text:list-item>
          <text:p text:style-name="P29">type: switch type. Could be for example: </text:p>
          <text:list>
            <text:list-item>
              <text:p text:style-name="P29">Cisco::Catalyst_2900XL</text:p>
            </text:list-item>
            <text:list-item>
              <text:p text:style-name="P29">Cisco::Catalyst_2950</text:p>
            </text:list-item>
            <text:list-item>
              <text:p text:style-name="P29">Cisco::Catalyst_2960</text:p>
            </text:list-item>
            <text:list-item>
              <text:p text:style-name="P29">Cisco::Catalyst_2970</text:p>
            </text:list-item>
            <text:list-item>
              <text:p text:style-name="P29">Cisco::Catalyst_3500XL</text:p>
            </text:list-item>
            <text:list-item>
              <text:p text:style-name="P29">Cisco::Catalyst_3550</text:p>
            </text:list-item>
            <text:list-item>
              <text:p text:style-name="P29">Cisco::Catalyst_3560</text:p>
            </text:list-item>
          </text:list>
        </text:list-item>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259194503" text:continue-list="list1158848788" text:style-name="Outline">
        <text:list-item>
          <text:h text:style-name="Heading_20_1" text:outline-level="1">Additional Softwares</text:h>
        </text:list-item>
      </text:list>
      <text:p text:style-name="Standard"/>
      <text:list xml:id="list201985035"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list xml:id="list755130215"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009462612"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contrib/oinkmaster.conf</text:span></text:p>
      <text:list xml:id="list2081601461"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1983954627"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text:soft-page-break/>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
      <text:p text:style-name="Heading_20_3">Dhcp</text:p>
      <text:p text:style-name="Standard">[dhcp.isolation_lease]</text:p>
      <text:p text:style-name="Standard">type: text</text:p>
      <text:p text:style-name="Standard">description: Optional lease time for the isolation scope. (default: 2m)</text:p>
      <text:p text:style-name="Standard"/>
      <text:p text:style-name="Standard"><text:soft-page-break/>[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ext</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ext</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ext:soft-page-break/>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Standard"/>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text:soft-page-break/></text:p>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text:soft-page-break/></text:p>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ext:soft-page-break/>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text:soft-page-break/></text:p>
      <text:p text:style-name="Standard">[ports.allowed]</text:p>
      <text:p text:style-name="Standard">type: text</text:p>
      <text:p text:style-name="Text_20_body">description: Ports allowed through the PacketFence system regardless of registration or violation status. It is not necessary to define 53/udp is DNS servers are defined as passthroughs are automagically added.</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p]</text:p>
      <text:p text:style-name="Standard"><text:soft-page-break/>type: toggle</text:p>
      <text:p text:style-name="Standard">options: enabled|disabled (default: disabled)</text:p>
      <text:p text:style-name="Text_20_body">description: If enabled, users will be required to accept an Acceptable Use Policy before network access is allowed. Currently, registration must be enabled for the AUP to take effect. The AUP text is found at <text:span text:style-name="Code_20__28_inline_29_">/usr/local/pf/html/user/content/violations/aup.php</text:span></text:p>
      <text:p text:style-name="Standard"/>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8">&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text:soft-page-break/>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8">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skip_deadline</text:p>
      <text:p text:style-name="Standard">type: date</text:p>
      <text:p text:style-name="Text_20_body">description: If <text:span text:style-name="T8">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text:soft-page-break/>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8">window=2w</text:span> and <text:span text:style-name="T8">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Routedsubnet</text:p>
      <text:p text:style-name="Standard">[routedsubnet.gateway]</text:p>
      <text:p text:style-name="Standard">type: text</text:p>
      <text:p text:style-name="Standard">description: Gateway of the named routed subnet.</text:p>
      <text:p text:style-name="Standard"/>
      <text:p text:style-name="Standard">[routedsubnet.mask]</text:p>
      <text:p text:style-name="Standard">type: text</text:p>
      <text:p text:style-name="Standard">description: Network mask of the named routed subnet.</text:p>
      <text:p text:style-name="Standard"/>
      <text:p text:style-name="Standard">[routedsubnet.network]</text:p>
      <text:p text:style-name="Standard">type: text</text:p>
      <text:p text:style-name="Standard">description:Network of the named routed subnet.</text:p>
      <text:p text:style-name="Standard"/>
      <text:p text:style-name="Standard"><text:soft-page-break/>[routedsubnet.type]</text:p>
      <text:p text:style-name="Standard">type: multi</text:p>
      <text:p text:style-name="Standard">options: isolation|registration</text:p>
      <text:p text:style-name="Standard">description: Describes "type" of named routed subnet.</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text:soft-page-break/>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text:soft-page-break/>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8">pfcmd service pf watch</text:span>' send an email when services are not running</text:p>
      <text:p text:style-name="Standard"/>
      <text:p text:style-name="Standard"><text:soft-page-break/>[servicewatch.restart]</text:p>
      <text:p text:style-name="Standard">type: toggle</text:p>
      <text:p text:style-name="Standard">options: enabled|disabled (default: disabled)</text:p>
      <text:p text:style-name="Text_20_body">description: Should '<text:span text:style-name="T8">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text:soft-page-break/>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local]</text:p>
      <text:p text:style-name="Standard">type: toggle</text:p>
      <text:p text:style-name="Standard">options: enabled|disabled (default: disabled)</text:p>
      <text:p text:style-name="Text_20_body">description: Typically best to leave this disabled unless you are having problems and understand why you need this.</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text:soft-page-break/>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text:soft-page-break/>description: Script that adjusts the switch port VLAN. (default: /usr/local/pf/bin/flip.pl)</text:p>
      <text:p text:style-name="Standard"/>
      <text:p text:style-name="Standard">[vlan.closelocationlogonstop]</text:p>
      <text:p text:style-name="Standard">type: toggle</text:p>
      <text:p text:style-name="Standard">options: enabled|disabled (default: enabled)</text:p>
      <text:p text:style-name="Standard">description: Should open locationlog entries be closed when pfsetvlan is stopped</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p text:style-name="Standard"/>
      <text:list xml:id="list1511121997"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300922787"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1447904701"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list-style-name="Outline"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list-style-name="Outline" style:class="text" style:default-outline-level="4">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09 Inverse inc.<text:tab/><text:chapter text:display="name" text:outline-level="1">GNU Free Documentation License</text:chapter><text:tab/><text:page-number text:select-page="current">6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07-16T16:03:33</meta:creation-date>
    <dc:date>2009-01-26T10:38:02</dc:date>
    <meta:editing-cycles>561</meta:editing-cycles>
    <meta:editing-duration>PT293H33M04S</meta:editing-duration>
    <meta:document-statistic meta:table-count="1" meta:image-count="5" meta:object-count="0" meta:page-count="70" meta:paragraph-count="1147" meta:word-count="9200" meta:character-count="65001"/>
    <meta:user-defined meta:name="Info 1"/>
    <meta:user-defined meta:name="Info 2"/>
    <meta:user-defined meta:name="Info 3"/>
    <meta:user-defined meta:name="Info 4"/>
  </office:meta>
</office:document-meta>
</file>